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0.9757in" table:align="left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530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P59" style:family="paragraph" style:parent-style-name="Text_20_body" style:list-style-name="L55"/>
    <style:style style:name="P60" style:family="paragraph" style:parent-style-name="Text_20_body" style:list-style-name="L56"/>
    <style:style style:name="P61" style:family="paragraph" style:parent-style-name="Text_20_body" style:list-style-name="L57"/>
    <style:style style:name="P62" style:family="paragraph" style:parent-style-name="Text_20_body" style:list-style-name="L58"/>
    <style:style style:name="P63" style:family="paragraph" style:parent-style-name="Text_20_body" style:list-style-name="L59"/>
    <style:style style:name="P64" style:family="paragraph" style:parent-style-name="Text_20_body" style:list-style-name="L60"/>
    <style:style style:name="P65" style:family="paragraph" style:parent-style-name="Text_20_body" style:list-style-name="L61"/>
    <style:style style:name="P66" style:family="paragraph" style:parent-style-name="Text_20_body" style:list-style-name="L62"/>
    <style:style style:name="P67" style:family="paragraph" style:parent-style-name="Text_20_body" style:list-style-name="L63"/>
    <style:style style:name="P68" style:family="paragraph" style:parent-style-name="Text_20_body" style:list-style-name="L64"/>
    <style:style style:name="P69" style:family="paragraph" style:parent-style-name="Text_20_body" style:list-style-name="L65"/>
    <style:style style:name="P70" style:family="paragraph" style:parent-style-name="Text_20_body" style:list-style-name="L66"/>
    <style:style style:name="P71" style:family="paragraph" style:parent-style-name="Text_20_body" style:list-style-name="L67"/>
    <style:style style:name="P72" style:family="paragraph" style:parent-style-name="Text_20_body" style:list-style-name="L68"/>
    <style:style style:name="P73" style:family="paragraph" style:parent-style-name="Text_20_body" style:list-style-name="L69"/>
    <style:style style:name="P74" style:family="paragraph" style:parent-style-name="Text_20_body" style:list-style-name="L70"/>
    <style:style style:name="P75" style:family="paragraph" style:parent-style-name="Text_20_body" style:list-style-name="L71"/>
    <style:style style:name="P76" style:family="paragraph" style:parent-style-name="Text_20_body" style:list-style-name="L72"/>
    <style:style style:name="P77" style:family="paragraph" style:parent-style-name="Text_20_body" style:list-style-name="L73"/>
    <style:style style:name="P78" style:family="paragraph" style:parent-style-name="Text_20_body" style:list-style-name="L74"/>
    <style:style style:name="P79" style:family="paragraph" style:parent-style-name="Text_20_body" style:list-style-name="L75"/>
    <style:style style:name="P80" style:family="paragraph" style:parent-style-name="Text_20_body" style:list-style-name="L76"/>
    <style:style style:name="P81" style:family="paragraph" style:parent-style-name="Text_20_body" style:list-style-name="L7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rnace State Collector</text:h>
      <text:p text:style-name="Text_20_body"><text:span text:style-name="Strong_20_Emphasis">Revised Requirements Document — Debug &amp; Test Mode</text:span></text:p>
      <text:p text:style-name="Horizontal_20_Line"/>
      <text:h text:style-name="Heading_20_2" text:outline-level="2">1. Purpose and Scope</text:h>
      <text:p text:style-name="Text_20_body">The Furnace State Collector continuously monitors the logical state of a furnace via GPIO inputs on a Raspberry Pi Zero 2 W.</text:p>
      <text:p text:style-name="Text_20_body">It:</text:p>
      <text:list text:style-name="L56">
        <text:list-item>
          <text:p text:style-name="P60">Reads discrete GPIO inputs representing furnace states</text:p>
        </text:list-item>
        <text:list-item>
          <text:p text:style-name="P60">Filters and debounces signals to remove glitches</text:p>
        </text:list-item>
        <text:list-item>
          <text:p text:style-name="P60">Combines inputs into a single logical 10-bit state word</text:p>
        </text:list-item>
        <text:list-item>
          <text:p text:style-name="P60">Detects stable state changes</text:p>
        </text:list-item>
        <text:list-item>
          <text:p text:style-name="P60">Assigns a unique, monotonic epoch to each transition</text:p>
        </text:list-item>
        <text:list-item>
          <text:p text:style-name="P60">Logs transitions to SQLite</text:p>
        </text:list-item>
        <text:list-item>
          <text:p text:style-name="P60">Publishes transitions via MQTT</text:p>
        </text:list-item>
        <text:list-item>
          <text:p text:style-name="P60">Provides metadata to decode individual bits for dashboards (e.g., Grafana)</text:p>
        </text:list-item>
        <text:list-item>
          <text:p text:style-name="P60">Supports DEBUG diagnostics for visibility</text:p>
        </text:list-item>
        <text:list-item>
          <text:p text:style-name="P60">Supports TEST mode for operator-driven simulated input</text:p>
        </text:list-item>
      </text:list>
      <text:p text:style-name="Horizontal_20_Line"/>
      <text:h text:style-name="Heading_20_2" text:outline-level="2">2. System Environment</text:h>
      <text:h text:style-name="Heading_20_3" text:outline-level="3">2.1 Hardware</text:h>
      <text:list text:style-name="L57">
        <text:list-item>
          <text:p text:style-name="P61">Platform: Raspberry Pi Zero 2 W</text:p>
        </text:list-item>
        <text:list-item>
          <text:p text:style-name="P61">Inputs: Up to 10 discrete GPIOs (BCM numbering)</text:p>
        </text:list-item>
        <text:list-item>
          <text:p text:style-name="P61">Inputs are slow-changing (~1000 transitions/day)</text:p>
        </text:list-item>
        <text:list-item>
          <text:p text:style-name="P61">Input rise/fall times may be hundreds of ms</text:p>
        </text:list-item>
      </text:list>
      <text:h text:style-name="Heading_20_3" text:outline-level="3">2.2 Software</text:h>
      <text:list text:style-name="L58">
        <text:list-item>
          <text:p text:style-name="P62">OS: Raspberry Pi OS (Lite)</text:p>
        </text:list-item>
        <text:list-item>
          <text:p text:style-name="P62">Python 3.x with standard libraries</text:p>
        </text:list-item>
        <text:list-item>
          <text:p text:style-name="P62"><text:soft-page-break/>Additional packages: <text:span text:style-name="Source_20_Text">RPi.GPIO</text:span>, <text:span text:style-name="Source_20_Text">paho-mqtt</text:span></text:p>
        </text:list-item>
      </text:list>
      <text:p text:style-name="Horizontal_20_Line"/>
      <text:h text:style-name="Heading_20_2" text:outline-level="2">3. Furnace State Model</text:h>
      <text:h text:style-name="Heading_20_3" text:outline-level="3">3.1 State Word</text:h>
      <text:list text:style-name="L59">
        <text:list-item>
          <text:p text:style-name="P63"><text:span text:style-name="Strong_20_Emphasis">10-bit unsigned integer</text:span></text:p>
        </text:list-item>
        <text:list-item>
          <text:p text:style-name="P63">Each bit corresponds to a physical GPIO input</text:p>
        </text:list-item>
        <text:list-item>
          <text:p text:style-name="P63"><text:span text:style-name="Source_20_Text">0</text:span> = inactive, <text:span text:style-name="Source_20_Text">1</text:span> = active</text:p>
        </text:list-item>
      </text:list>
      <text:h text:style-name="Heading_20_3" text:outline-level="3">3.2 Bit-to-GPIO Mappi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it</text:p>
            </table:table-cell>
            <table:table-cell table:style-name="Table1.A1" office:value-type="string">
              <text:p text:style-name="Table_20_Heading">GPIO</text:p>
            </table:table-cell>
          </table:table-row>
        </table:table-header-rows>
        <table:table-row>
          <table:table-cell table:style-name="Table1.A1" office:value-type="string">
            <text:p text:style-name="Table_20_Contents">furn0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furn1</text:p>
          </table:table-cell>
          <table:table-cell table:style-name="Table1.A1" office:value-type="string">
            <text:p text:style-name="Table_20_Contents">6</text:p>
          </table:table-cell>
        </table:table-row>
        <table:table-row>
          <table:table-cell table:style-name="Table1.A1" office:value-type="string">
            <text:p text:style-name="Table_20_Contents">furn2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furn3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Contents">furn4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furn5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urn6</text:p>
          </table:table-cell>
          <table:table-cell table:style-name="Table1.A1" office:value-type="string">
            <text:p text:style-name="Table_20_Contents">20</text:p>
          </table:table-cell>
        </table:table-row>
        <table:table-row>
          <table:table-cell table:style-name="Table1.A1" office:value-type="string">
            <text:p text:style-name="Table_20_Contents">furn7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furn8</text:p>
          </table:table-cell>
          <table:table-cell table:style-name="Table1.A1" office:value-type="string">
            <text:p text:style-name="Table_20_Contents">26</text:p>
          </table:table-cell>
        </table:table-row>
        <table:table-row>
          <table:table-cell table:style-name="Table1.A1" office:value-type="string">
            <text:p text:style-name="Table_20_Contents">furn9</text:p>
          </table:table-cell>
          <table:table-cell table:style-name="Table1.A1" office:value-type="string">
            <text:p text:style-name="Table_20_Contents">4</text:p>
          </table:table-cell>
        </table:table-row>
      </table:table>
      <text:h text:style-name="Heading_20_3" text:outline-level="3">3.3 Bit Masking</text:h>
      <text:list text:style-name="L60">
        <text:list-item>
          <text:p text:style-name="P64">Bit mask defines which bits are <text:span text:style-name="Strong_20_Emphasis">active/used</text:span></text:p>
        </text:list-item>
        <text:list-item>
          <text:p text:style-name="P64">Masked-out bits:</text:p>
          <text:list>
            <text:list-item>
              <text:p text:style-name="P64">Are ignored for state change detection</text:p>
            </text:list-item>
            <text:list-item>
              <text:p text:style-name="P64">Do not trigger logging or MQTT publishing</text:p>
            </text:list-item>
          </text:list>
        </text:list-item>
        <text:list-item>
          <text:p text:style-name="P64">Effective state:</text:p>
        </text:list-item>
      </text:list>
      <text:p text:style-name="P2"><text:span text:style-name="Source_20_Text">effective_state = raw_state &amp; used_mask</text:span></text:p>
      <text:p text:style-name="Horizontal_20_Line"/>
      <text:h text:style-name="Heading_20_2" text:outline-level="2">4. Bit Definitions</text:h>
      <text:h text:style-name="Heading_20_3" text:outline-level="3">4.1 Configuration File (<text:span text:style-name="Source_20_Text">state.cfg</text:span>)</text:h>
      <text:list text:style-name="L61">
        <text:list-item>
          <text:p text:style-name="P65">CSV-style key/value lines:</text:p>
        </text:list-item>
      </text:list>
      <text:p text:style-name="P1"><text:soft-page-break/><text:span text:style-name="Source_20_Text">bit=0,name=blower,used=1,desc=Circulation blower</text:span></text:p>
      <text:p text:style-name="P3"><text:span text:style-name="Source_20_Text">bit=1,name=igniter,used=1,desc=Igniter active</text:span></text:p>
      <text:p text:style-name="P4"><text:span text:style-name="Source_20_Text">...</text:span></text:p>
      <text:list text:style-name="L62">
        <text:list-item>
          <text:p text:style-name="P66">Fields:</text:p>
          <text:list>
            <text:list-item>
              <text:p text:style-name="P66"><text:span text:style-name="Source_20_Text">bit</text:span> (0–9)</text:p>
            </text:list-item>
            <text:list-item>
              <text:p text:style-name="P66"><text:span text:style-name="Source_20_Text">name</text:span> (short label)</text:p>
            </text:list-item>
            <text:list-item>
              <text:p text:style-name="P66"><text:span text:style-name="Source_20_Text">used</text:span> (0/1)</text:p>
            </text:list-item>
            <text:list-item>
              <text:p text:style-name="P66"><text:span text:style-name="Source_20_Text">desc</text:span> (description)</text:p>
            </text:list-item>
          </text:list>
        </text:list-item>
      </text:list>
      <text:h text:style-name="Heading_20_3" text:outline-level="3">4.2 Metadata Reconciliation</text:h>
      <text:list text:style-name="L63">
        <text:list-item>
          <text:p text:style-name="P67">On startup:</text:p>
          <text:list>
            <text:list-item>
              <text:p text:style-name="P67">Load <text:span text:style-name="Source_20_Text">state.cfg</text:span></text:p>
            </text:list-item>
            <text:list-item>
              <text:p text:style-name="P67">Create <text:span text:style-name="Source_20_Text">furnace_bits</text:span> table if missing</text:p>
            </text:list-item>
            <text:list-item>
              <text:p text:style-name="P67"><text:span text:style-name="Strong_20_Emphasis">Overwrite database entries if definitions differ</text:span> (correct typos/rename bits)</text:p>
            </text:list-item>
          </text:list>
        </text:list-item>
      </text:list>
      <text:p text:style-name="Horizontal_20_Line"/>
      <text:h text:style-name="Heading_20_2" text:outline-level="2">5. Sampling and Debouncing</text:h>
      <text:list text:style-name="L64">
        <text:list-item>
          <text:p text:style-name="P68">Synchronous sampling of all bits</text:p>
        </text:list-item>
        <text:list-item>
          <text:p text:style-name="P68">Configurable sampling interval (default 50 ms)</text:p>
        </text:list-item>
        <text:list-item>
          <text:p text:style-name="P68">Debounce: a candidate state must persist <text:span text:style-name="Strong_20_Emphasis">N samples</text:span> (default 5) before acceptance</text:p>
        </text:list-item>
        <text:list-item>
          <text:p text:style-name="P68">Debounce applied to the <text:span text:style-name="Strong_20_Emphasis">entire state word</text:span></text:p>
        </text:list-item>
        <text:list-item>
          <text:p text:style-name="P68">Ensures immunity to slow rise/fall times or brief glitches</text:p>
        </text:list-item>
      </text:list>
      <text:p text:style-name="Horizontal_20_Line"/>
      <text:h text:style-name="Heading_20_2" text:outline-level="2">6. State Change Detection</text:h>
      <text:list text:style-name="L65">
        <text:list-item>
          <text:p text:style-name="P69">Tracks:</text:p>
          <text:list>
            <text:list-item>
              <text:p text:style-name="P69"><text:span text:style-name="Source_20_Text">stable_state</text:span> (current accepted state)</text:p>
            </text:list-item>
            <text:list-item>
              <text:p text:style-name="P69"><text:span text:style-name="Source_20_Text">candidate_state</text:span> (potential new state)</text:p>
            </text:list-item>
            <text:list-item>
              <text:p text:style-name="P69"><text:span text:style-name="Source_20_Text">candidate_count</text:span> (stable sample count)</text:p>
            </text:list-item>
          </text:list>
        </text:list-item>
        <text:list-item>
          <text:p text:style-name="P69">A state change is recorded <text:span text:style-name="Strong_20_Emphasis">only when candidate_count ≥ DEBOUNCE_COUNT</text:span></text:p>
        </text:list-item>
        <text:list-item>
          <text:p text:style-name="P69">Initial state at startup is <text:span text:style-name="Strong_20_Emphasis">always logged</text:span></text:p>
        </text:list-item>
      </text:list>
      <text:p text:style-name="Horizontal_20_Line"/>
      <text:h text:style-name="Heading_20_2" text:outline-level="2"><text:soft-page-break/>7. Timestamping and Epoch</text:h>
      <text:list text:style-name="L66">
        <text:list-item>
          <text:p text:style-name="P70">Epoch = integer seconds since Unix epoch</text:p>
        </text:list-item>
        <text:list-item>
          <text:p text:style-name="P70">Monotonic and unique:</text:p>
          <text:list>
            <text:list-item>
              <text:p text:style-name="P70">If current wall clock ≤ last epoch → increment last epoch by 1</text:p>
            </text:list-item>
          </text:list>
        </text:list-item>
        <text:list-item>
          <text:p text:style-name="P70">Guarantees uniqueness for DB primary key and MQTT messages</text:p>
        </text:list-item>
      </text:list>
      <text:p text:style-name="Horizontal_20_Line"/>
      <text:h text:style-name="Heading_20_2" text:outline-level="2">8. Database Requirements (SQLite)</text:h>
      <text:h text:style-name="Heading_20_3" text:outline-level="3">8.1 Tables</text:h>
      <text:h text:style-name="Heading_20_4" text:outline-level="4"><text:span text:style-name="Source_20_Text">furnace_state</text:span></text:h>
      <text:p text:style-name="P1"><text:span text:style-name="Source_20_Text">epoch INTEGER PRIMARY KEY</text:span></text:p>
      <text:p text:style-name="P4"><text:span text:style-name="Source_20_Text">state INTEGER NOT NULL</text:span></text:p>
      <text:h text:style-name="Heading_20_4" text:outline-level="4"><text:span text:style-name="Source_20_Text">furnace_bits</text:span></text:h>
      <text:p text:style-name="P1"><text:span text:style-name="Source_20_Text">bit INTEGER PRIMARY KEY</text:span></text:p>
      <text:p text:style-name="P3"><text:span text:style-name="Source_20_Text">name TEXT NOT NULL</text:span></text:p>
      <text:p text:style-name="P3"><text:span text:style-name="Source_20_Text">description TEXT</text:span></text:p>
      <text:p text:style-name="P3"><text:span text:style-name="Source_20_Text">used INTEGER NOT NULL</text:span></text:p>
      <text:p text:style-name="P4"><text:span text:style-name="Source_20_Text">gpio INTEGER</text:span></text:p>
      <text:h text:style-name="Heading_20_3" text:outline-level="3">8.2 Views</text:h>
      <text:list text:style-name="L67">
        <text:list-item>
          <text:p text:style-name="P71"><text:span text:style-name="Source_20_Text">furnace_state_bits</text:span>:</text:p>
          <text:list>
            <text:list-item>
              <text:p text:style-name="P71">Expands <text:span text:style-name="Source_20_Text">state</text:span> word into per-bit values for dashboard access</text:p>
            </text:list-item>
            <text:list-item>
              <text:p text:style-name="P71">Filters to used bits only</text:p>
            </text:list-item>
          </text:list>
        </text:list-item>
      </text:list>
      <text:h text:style-name="Heading_20_3" text:outline-level="3">8.3 Behavior</text:h>
      <text:list text:style-name="L68">
        <text:list-item>
          <text:p text:style-name="P72">Tables created <text:span text:style-name="Strong_20_Emphasis">if missing</text:span></text:p>
        </text:list-item>
        <text:list-item>
          <text:p text:style-name="P72">Metadata reconciled with <text:span text:style-name="Source_20_Text">state.cfg</text:span></text:p>
        </text:list-item>
        <text:list-item>
          <text:p text:style-name="P72">No manual setup required</text:p>
        </text:list-item>
      </text:list>
      <text:p text:style-name="Horizontal_20_Line"/>
      <text:h text:style-name="Heading_20_2" text:outline-level="2">9. MQTT Publishing</text:h>
      <text:list text:style-name="L69">
        <text:list-item>
          <text:p text:style-name="P73">Single topic (configurable)</text:p>
        </text:list-item>
        <text:list-item>
          <text:p text:style-name="P73">Payload: JSON with <text:span text:style-name="Source_20_Text">epoch</text:span> and <text:span text:style-name="Source_20_Text">state</text:span></text:p>
        </text:list-item>
        <text:list-item>
          <text:p text:style-name="P73"><text:soft-page-break/>Metadata may optionally be published at startup for decoding</text:p>
        </text:list-item>
      </text:list>
      <text:p text:style-name="Horizontal_20_Line"/>
      <text:h text:style-name="Heading_20_2" text:outline-level="2">10. Startup and Restart Behavior</text:h>
      <text:list text:style-name="L70">
        <text:list-item>
          <text:p text:style-name="P74">Load configuration</text:p>
        </text:list-item>
        <text:list-item>
          <text:p text:style-name="P74">Initialize GPIO (unless TEST mode)</text:p>
        </text:list-item>
        <text:list-item>
          <text:p text:style-name="P74">Initialize/reconcile database</text:p>
        </text:list-item>
        <text:list-item>
          <text:p text:style-name="P74">Initialize MQTT</text:p>
        </text:list-item>
        <text:list-item>
          <text:p text:style-name="P74">Read current state (GPIO or TEST input)</text:p>
        </text:list-item>
        <text:list-item>
          <text:p text:style-name="P74">Log initial state</text:p>
        </text:list-item>
        <text:list-item>
          <text:p text:style-name="P74">Begin monitoring loop</text:p>
        </text:list-item>
      </text:list>
      <text:list text:style-name="L71">
        <text:list-item>
          <text:p text:style-name="P75">Handles power loss, restarts, and clock adjustments gracefully</text:p>
        </text:list-item>
      </text:list>
      <text:p text:style-name="Horizontal_20_Line"/>
      <text:h text:style-name="Heading_20_2" text:outline-level="2">11. Debug Mode</text:h>
      <text:list text:style-name="L72">
        <text:list-item>
          <text:p text:style-name="P76"><text:span text:style-name="Source_20_Text">DEBUG = True</text:span> enables detailed diagnostic prints</text:p>
        </text:list-item>
        <text:list-item>
          <text:p text:style-name="P76">Prints include:</text:p>
          <text:list>
            <text:list-item>
              <text:p text:style-name="P76">Loaded bit definitions</text:p>
            </text:list-item>
            <text:list-item>
              <text:p text:style-name="P76">Bit mask</text:p>
            </text:list-item>
            <text:list-item>
              <text:p text:style-name="P76">GPIO mapping</text:p>
            </text:list-item>
            <text:list-item>
              <text:p text:style-name="P76">Initial state</text:p>
            </text:list-item>
            <text:list-item>
              <text:p text:style-name="P76">Candidate state detections and reaffirmations</text:p>
            </text:list-item>
            <text:list-item>
              <text:p text:style-name="P76">Accepted state transitions</text:p>
            </text:list-item>
            <text:list-item>
              <text:p text:style-name="P76">Database insertions</text:p>
            </text:list-item>
            <text:list-item>
              <text:p text:style-name="P76">MQTT publishing</text:p>
            </text:list-item>
          </text:list>
        </text:list-item>
        <text:list-item>
          <text:p text:style-name="P76"><text:span text:style-name="Source_20_Text">DEBUG = False</text:span> suppresses diagnostics</text:p>
        </text:list-item>
      </text:list>
      <text:p text:style-name="Horizontal_20_Line"/>
      <text:h text:style-name="Heading_20_2" text:outline-level="2">12. Test Mode</text:h>
      <text:list text:style-name="L73">
        <text:list-item>
          <text:p text:style-name="P77"><text:span text:style-name="Source_20_Text">TEST_MODE = True</text:span> overrides GPIO readings</text:p>
        </text:list-item>
        <text:list-item>
          <text:p text:style-name="P77">Operator enters <text:span text:style-name="Strong_20_Emphasis">2-digit hex values</text:span> representing the full state word</text:p>
        </text:list-item>
        <text:list-item>
          <text:p text:style-name="P77"><text:soft-page-break/>Keyboard input drives the collector exactly as if physical GPIOs changed</text:p>
        </text:list-item>
        <text:list-item>
          <text:p text:style-name="P77">Same debounce, epoch, DB, and MQTT logic applied</text:p>
        </text:list-item>
        <text:list-item>
          <text:p text:style-name="P77">Prints raw input and masked state for clarity</text:p>
        </text:list-item>
        <text:list-item>
          <text:p text:style-name="P77"><text:span text:style-name="Source_20_Text">TEST_MODE = False</text:span> → normal GPIO operation</text:p>
        </text:list-item>
      </text:list>
      <text:p text:style-name="Horizontal_20_Line"/>
      <text:h text:style-name="Heading_20_2" text:outline-level="2">13. Configuration / Tunables</text:h>
      <text:list text:style-name="L74">
        <text:list-item>
          <text:p text:style-name="P78">Top-of-file parameters:</text:p>
          <text:list>
            <text:list-item>
              <text:p text:style-name="P78"><text:span text:style-name="Source_20_Text">SAMPLE_INTERVAL</text:span></text:p>
            </text:list-item>
            <text:list-item>
              <text:p text:style-name="P78"><text:span text:style-name="Source_20_Text">DEBOUNCE_COUNT</text:span></text:p>
            </text:list-item>
            <text:list-item>
              <text:p text:style-name="P78"><text:span text:style-name="Source_20_Text">MQTT_BROKER</text:span>, <text:span text:style-name="Source_20_Text">MQTT_PORT</text:span>, <text:span text:style-name="Source_20_Text">MQTT_TOPIC</text:span></text:p>
            </text:list-item>
            <text:list-item>
              <text:p text:style-name="P78"><text:span text:style-name="Source_20_Text">DB_PATH</text:span></text:p>
            </text:list-item>
            <text:list-item>
              <text:p text:style-name="P78"><text:span text:style-name="Source_20_Text">DEBUG</text:span> / <text:span text:style-name="Source_20_Text">TEST_MODE</text:span></text:p>
            </text:list-item>
          </text:list>
        </text:list-item>
      </text:list>
      <text:p text:style-name="Horizontal_20_Line"/>
      <text:h text:style-name="Heading_20_2" text:outline-level="2">14. Error Handling</text:h>
      <text:list text:style-name="L75">
        <text:list-item>
          <text:p text:style-name="P79">Invalid TEST input: prompt user again</text:p>
        </text:list-item>
        <text:list-item>
          <text:p text:style-name="P79">GPIO read errors: ignored or retried</text:p>
        </text:list-item>
        <text:list-item>
          <text:p text:style-name="P79">MQTT failures: logged but do not block DB</text:p>
        </text:list-item>
        <text:list-item>
          <text:p text:style-name="P79">SQLite errors: logged and retried if possible</text:p>
        </text:list-item>
      </text:list>
      <text:p text:style-name="Horizontal_20_Line"/>
      <text:h text:style-name="Heading_20_2" text:outline-level="2">15. Non-Goals</text:h>
      <text:list text:style-name="L76">
        <text:list-item>
          <text:p text:style-name="P80">No sub-second timestamping</text:p>
        </text:list-item>
        <text:list-item>
          <text:p text:style-name="P80">Does not control furnace</text:p>
        </text:list-item>
        <text:list-item>
          <text:p text:style-name="P80">Does not log raw GPIO edges</text:p>
        </text:list-item>
        <text:list-item>
          <text:p text:style-name="P80">Does not attempt complex analytics</text:p>
        </text:list-item>
      </text:list>
      <text:p text:style-name="Horizontal_20_Line"/>
      <text:h text:style-name="Heading_20_2" text:outline-level="2">16. Design Philosophy</text:h>
      <text:list text:style-name="L77">
        <text:list-item>
          <text:p text:style-name="P81"><text:span text:style-name="Strong_20_Emphasis">State-based reasoning</text:span> over edge-based</text:p>
        </text:list-item>
        <text:list-item>
          <text:p text:style-name="P81"><text:soft-page-break/><text:span text:style-name="Strong_20_Emphasis">Deterministic behavior</text:span></text:p>
        </text:list-item>
        <text:list-item>
          <text:p text:style-name="P81"><text:span text:style-name="Strong_20_Emphasis">Metadata-driven</text:span> for flexibility</text:p>
        </text:list-item>
        <text:list-item>
          <text:p text:style-name="P81"><text:span text:style-name="Strong_20_Emphasis">Debug/Test modes</text:span> for safe operator testing and troubleshooting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7:17:23.678561260</meta:creation-date>
    <dc:date>2026-01-25T07:54:47.326501573</dc:date>
    <meta:editing-duration>PT12M51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7" meta:paragraph-count="167" meta:word-count="790" meta:character-count="4707" meta:non-whitespace-character-count="4186"/>
  </office:meta>
</office:document-meta>
</file>